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KAMAOB+TimesNewRoman" svg:font-family="KAMAOB+TimesNew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9">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9">
      <style:text-properties fo:font-weight="normal" style:font-weight-asian="normal" style:font-weight-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ff" style:font-name="KAMAOB+TimesNewRoman" fo:font-size="12pt" style:font-name-asian="KAMAOB+TimesNewRoman" style:font-size-asian="12pt" style:font-name-complex="KAMAOB+TimesNewRoman" style:font-size-complex="12pt"/>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427142487"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16"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2028826575" text:style-name="L2">
        <text:list-item>
          <text:p text:style-name="P3">Struct with 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307115056"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1583806047" text:style-name="L4">
        <text:list-item>
          <text:p text:style-name="P5">GetDeploymentsRemotely:</text:p>
        </text:list-item>
      </text:list>
      <text:list xml:id="list866429088" text:style-name="L5">
        <text:list-header>
          <text:p text:style-name="P6">Get active deployment list from Gapp URL and parse the JSON output to a structure containing deployment parameters and tracking data from the surface logs.</text:p>
        </text:list-header>
      </text:list>
      <text:list xml:id="list799546520" text:continue-list="list1583806047" text:style-name="L4">
        <text:list-item>
          <text:p text:style-name="P5">ConvertSlocumBinaries:</text:p>
        </text:list-item>
      </text:list>
      <text:list xml:id="list1541101578" text:continue-list="list866429088"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text:soft-page-break/>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text:tab/>)</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1033402197" text:continue-list="list799546520" text:style-name="L4">
        <text:list-item>
          <text:p text:style-name="P5">LoadTransectData:</text:p>
        </text:list-item>
      </text:list>
      <text:list xml:id="list834696026" text:continue-list="list1541101578"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46311133" text:continue-list="list1033402197" text:style-name="L4">
        <text:list-item>
          <text:p text:style-name="P5">ProcessGliderData:</text:p>
        </text:list-item>
      </text:list>
      <text:list xml:id="list123884370" text:continue-list="list834696026"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1639273136"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pan text:style-name="T1">conductivity</text:span>, <text:span text:style-name="T1">temperature</text:span> and <text:span text:style-name="T1">pressure</text:span>: ctd readings.</text:p>
              </text:list-item>
              <text:list-item>
                <text:p text:style-name="P6"><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1770971269" text:continue-numbering="true" text:style-name="L5">
        <text:list-header>
          <text:p text:style-name="P6">First do some preliminary regularization, selecting a time coordinate, interpolating spatial coordinates (latitude, longitude, and optionally pitch and depth) over selected time and <text:soft-page-break/>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sci_ctd41cp_timestamp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Select <text:span text:style-name="T1">conductivity</text:span>, <text:span text:style-name="T1">temperature</text:span> and <text:span text:style-name="T1">pressure</text:span> sensors (ctd).</text:p>
              <text:p text:style-name="P6">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text:soft-page-break/>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text:soft-page-break/>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2093504658" text:continue-list="list46311133" text:style-name="L4">
        <text:list-item>
          <text:p text:style-name="P5">GridGliderData:</text:p>
        </text:list-item>
      </text:list>
      <text:list xml:id="list1430129317" text:continue-list="list1770971269"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pan text:style-name="T1">grids</text:span><text:span text:style-name="T2">: struct with fields named after gridding variables. They are matrices containing column profiles.</text:span></text:p>
                </text:list-item>
                <text:list-item>
                  <text:p text:style-name="P6"><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776985184" text:style-name="L6">
        <text:list-item>
          <text:p text:style-name="P11">Java PostgreSQL driver.</text:p>
          <text:p text:style-name="P11">It may be installed from the distribution repositories as a package <text:span text:style-name="T1">libpg-java</text:span> (renamed to <text:span text:style-name="T1">libpostgresql-jdbc-java</text:span><text:span text:style-name="T2"> in Debian repositories at March 2012</text:span>)-</text:p>
          <text:p text:style-name="P11">Add the corresponding jar file (/usr/share/java/postgresql.jar) to the dynamic java classpath with javaaddpath (javaaddpath('/usr/share/java/postgresql.jar')) or to the static path adding it to the list in classpath.txt (edit classpath.txt).</text:p>
        </text:list-item>
        <text:list-item>
          <text:p text:style-name="P11"><text:soft-page-break/>NetCDF library.</text:p>
          <text:p text:style-name="P11">Currently using <text:span text:style-name="T1">snctools</text:span> (MATLAB) or <text:span text:style-name="T1">octcdf</text:span> (Octave).</text:p>
          <text:p text:style-name="P11">For snctools follow instructions in the website.</text:p>
          <text:p text:style-name="P11">The octcdf package may be installed from the distribution repositories as a package <text:span text:style-name="T1">octave-octcdf</text:span><text:span text:style-name="T2">.</text:span></text:p>
        </text:list-item>
      </text:list>
      <text:h text:style-name="Heading_20_2" text:outline-level="2">Proposed configuration options</text:h>
      <text:list xml:id="list1981666759" text:style-name="L7">
        <text:list-item>
          <text:p text:style-name="P12">database_access: struct with data base access parameters.</text:p>
          <text:list>
            <text:list-item>
              <text:p text:style-name="P12">url</text:p>
            </text:list-item>
            <text:list-item>
              <text:p text:style-name="P12">name</text:p>
            </text:list-item>
            <text:list-item>
              <text:p text:style-name="P12">user</text:p>
            </text:list-item>
            <text:list-item>
              <text:p text:style-name="P12">password</text:p>
            </text:list-item>
            <text:list-item>
              <text:p text:style-name="P12">driver</text:p>
            </text:list-item>
          </text:list>
        </text:list-item>
        <text:list-item>
          <text:p text:style-name="P12">database_fields: struct mapping each deployment parameter field name with the corresponding column in the query.</text:p>
          <text:list>
            <text:list-item>
              <text:p text:style-name="P12">name: deployment name.</text:p>
            </text:list-item>
            <text:list-item>
              <text:p text:style-name="P12">glider: glider platform name.</text:p>
            </text:list-item>
            <text:list-item>
              <text:p text:style-name="P12">start_date: deployment start date (seconds since POSIX epoch).</text:p>
            </text:list-item>
            <text:list-item>
              <text:p text:style-name="P12">end_date: deployment end date (seconds since POSIX epoch).</text:p>
            </text:list-item>
          </text:list>
        </text:list-item>
        <text:list-item>
          <text:p text:style-name="P12">database_query: query to get the deployment parameters.</text:p>
        </text:list-item>
        <text:list-item>
          <text:p text:style-name="P12">local_paths: glider url patterns according to new filesystem layout.</text:p>
          <text:list>
            <text:list-item>
              <text:p text:style-name="P12">binary</text:p>
            </text:list-item>
            <text:list-item>
              <text:p text:style-name="P12">log</text:p>
            </text:list-item>
            <text:list-item>
              <text:p text:style-name="P12">ascii</text:p>
            </text:list-item>
            <text:list-item>
              <text:p text:style-name="P12">figures</text:p>
            </text:list-item>
            <text:list-item>
              <text:p text:style-name="P12">netcdf_l0</text:p>
            </text:list-item>
            <text:list-item>
              <text:p text:style-name="P12">netcdf_l1</text:p>
            </text:list-item>
            <text:list-item>
              <text:p text:style-name="P12">netcdf_l2</text:p>
            </text:list-item>
          </text:list>
        </text:list-item>
        <text:list-item>
          <text:p text:style-name="P12">public_product_paths:</text:p>
          <text:list>
            <text:list-item>
              <text:p text:style-name="P12">nc_l0</text:p>
            </text:list-item>
            <text:list-item>
              <text:p text:style-name="P12">nc_l1</text:p>
            </text:list-item>
            <text:list-item>
              <text:p text:style-name="P12">nc_l2</text:p>
            </text:list-item>
            <text:list-item>
              <text:p text:style-name="P12">figure_description_json</text:p>
            </text:list-item>
            <text:list-item>
              <text:p text:style-name="P12">figure_dir</text:p>
            </text:list-item>
          </text:list>
        </text:list-item>
      </text:list>
      <text:h text:style-name="Heading_20_2" text:outline-level="2"><text:soft-page-break/>Proposed changes</text:h>
      <text:list xml:id="list1136861881" text:continue-numbering="true" text:style-name="L7">
        <text:list-item>
          <text:p text:style-name="P12">GetDeploymentsRemotely:</text:p>
          <text:list>
            <text:list-item>
              <text:p text:style-name="P12">Switch to retrieve information from data base.</text:p>
            </text:list-item>
          </text:list>
        </text:list-item>
        <text:list-item>
          <text:p text:style-name="P12">GetDockserverFiles:</text:p>
          <text:list>
            <text:list-item>
              <text:p text:style-name="P12">?? Split structured arguments in basic arguments:</text:p>
              <text:list>
                <text:list-item>
                  <text:p text:style-name="P12">ftp url, user, and password.</text:p>
                </text:list-item>
                <text:list-item>
                  <text:p text:style-name="P12">Deployment/mission start date and time (default POSIX epoch) and end date and time (default now).</text:p>
                </text:list-item>
                <text:list-item>
                  <text:p text:style-name="P12">Target directory for binary and log files.</text:p>
                </text:list-item>
                <text:list-item>
                  <text:p text:style-name="P12">Glider name.</text:p>
                </text:list-item>
                <text:list-item>
                  <text:p text:style-name="P12">?? remote binary and log paths.</text:p>
                </text:list-item>
              </text:list>
            </text:list-item>
          </text:list>
        </text:list-item>
        <text:list-item>
          <text:p text:style-name="P12">ConvertSlocumBinaries:</text:p>
          <text:list>
            <text:list-item>
              <text:p text:style-name="P12">?? Add option for path of conversion binaries.</text:p>
            </text:list-item>
            <text:list-item>
              <text:p text:style-name="P12">Reimplement absolute path conversion function using fileattrib.</text:p>
            </text:list-item>
            <text:list-item>
              <text:p text:style-name="P12">?? Switch to conversion to dba, separated merge (newly implemented or using shipped executables), and dba2struct conversion function.</text:p>
            </text:list-item>
          </text:list>
        </text:list-item>
        <text:list-item>
          <text:p text:style-name="P12">Image output directory:</text:p>
          <text:list>
            <text:list-item>
              <text:p text:style-name="P12">Switch ${outputDirs.imageBaseLocalPath}/${GLIDER}/${DEPLOYMENT} to 'figures' directory in glider deployment/mission data directory tree.</text:p>
            </text:list-item>
          </text:list>
        </text:list-item>
        <text:list-item>
          <text:p text:style-name="P12">LoadTransectData:</text:p>
          <text:list>
            <text:list-item>
              <text:p text:style-name="P12">ListLoaders and SortLoaders:</text:p>
              <text:list>
                <text:list-item>
                  <text:p text:style-name="P12">?? Change .ascii for folder at line 48.</text:p>
                </text:list-item>
                <text:list-item>
                  <text:p text:style-name="P12">Clean up unnecessary code in sortLoaders (use regex matches).</text:p>
                </text:list-item>
                <text:list-item>
                  <text:p text:style-name="P12">?? Fusion ListLoaders and SortLoaders.</text:p>
                </text:list-item>
              </text:list>
            </text:list-item>
            <text:list-item>
              <text:p text:style-name="P12">DealWithGlobalWorkspace</text:p>
              <text:list>
                <text:list-item>
                  <text:p text:style-name="P12">Simplify saving functionality.</text:p>
                </text:list-item>
              </text:list>
            </text:list-item>
            <text:list-item>
              <text:p text:style-name="P12">Simplify ListLoaders.</text:p>
            </text:list-item>
            <text:list-item>
              <text:p text:style-name="P12">Move sorting code to output function or use shipped sortrows.</text:p>
            </text:list-item>
          </text:list>
        </text:list-item>
        <text:list-item>
          <text:p text:style-name="P12">RemoveDuplicatedRecords:</text:p>
          <text:list>
            <text:list-item>
              <text:p text:style-name="P12">Clarify option meaning.</text:p>
            </text:list-item>
            <text:list-item>
              <text:p text:style-name="P12">Reimplement to allow different fill methods ('delete', 'first', 'last', 'mean').</text:p>
            </text:list-item>
          </text:list>
        </text:list-item>
        <text:list-item>
          <text:p text:style-name="P12">GenerateNcProduct, GetRawGliderVarAtts, GetProcGliderVarAtts and WriteGliderStaticMetadata:</text:p>
          <text:list>
            <text:list-item>
              <text:p text:style-name="P12">Take out code for copying files to product public path (move it to main script).</text:p>
            </text:list-item>
            <text:list-item>
              <text:p text:style-name="P12">?? Add 'coordinates' attribute to variables.</text:p>
            </text:list-item>
            <text:list-item>
              <text:p text:style-name="P12"><text:soft-page-break/>Check for CF 1.6 conventions.</text:p>
            </text:list-item>
            <text:list-item>
              <text:p text:style-name="P12">Check for attributes.</text:p>
              <text:list>
                <text:list-item>
                  <text:p text:style-name="P12">Latitude and longitude units: nmea, degrees.</text:p>
                </text:list-item>
              </text:list>
            </text:list-item>
            <text:list-item>
              <text:p text:style-name="P12">Move code to function generating each level file.</text:p>
            </text:list-item>
            <text:list-item>
              <text:p text:style-name="P12">Use external structs to pass variable attributes and global attributes as arguments.</text:p>
            </text:list-item>
          </text:list>
        </text:list-item>
        <text:list-item>
          <text:p text:style-name="P12">Nmea2deg;</text:p>
          <text:list>
            <text:list-item>
              <text:p text:style-name="P12">Simplify code using fix and rem (deg = fix(nmea/100) + rem(nmea,100)/60)</text:p>
            </text:list-item>
          </text:list>
        </text:list-item>
        <text:list-item>
          <text:p text:style-name="P12">Introduce pre-processing/unit_conversion stage (previous to L0) to deal with:</text:p>
          <text:list>
            <text:list-item>
              <text:p text:style-name="P12">Latitude and longitude nmea format.</text:p>
            </text:list-item>
          </text:list>
        </text:list-item>
        <text:list-item>
          <text:p text:style-name="P12">ProcessGliderData:</text:p>
          <text:list>
            <text:list-item>
              <text:p text:style-name="P12">Add meta output argument to track processing issues:</text:p>
              <text:list>
                <text:list-item>
                  <text:p text:style-name="P12">interpolated variable values</text:p>
                </text:list-item>
              </text:list>
            </text:list-item>
            <text:list-item>
              <text:p text:style-name="P12">Recode to avoid use of unnecessary variables (eval and clear constructs)</text:p>
              <text:list>
                <text:list-item>
                  <text:p text:style-name="P12">Note: probably was coded this way for some reason related to the fact that shipped m-loaders introduce global variables for each sensor.</text:p>
                </text:list-item>
              </text:list>
            </text:list-item>
            <text:list-item>
              <text:p text:style-name="P12">Recode removing spatio-temporal unreferenced data section because there is an unnecessary double check.</text:p>
            </text:list-item>
            <text:list-item>
              <text:p text:style-name="P12">Move desynchronized data removal code to a separate function.</text:p>
            </text:list-item>
            <text:list-item>
              <text:p text:style-name="P12">Do desynchronized data removal in the regularization section prior to the computation of time series.</text:p>
            </text:list-item>
            <text:list-item>
              <text:p text:style-name="P12">?? Change identification of profile for a cleaner approach.</text:p>
              <text:list>
                <text:list-item>
                  <text:p text:style-name="P12">Create glider direction time serie marking the direction of the glider at each record with -1 for downcast, 1 for upcast and 0 for start/end points of upcasts and downcasts.</text:p>
                </text:list-item>
                <text:list-item>
                  <text:p text:style-name="P12">Change existing profile index time serie to all profiles numbered (decimal numbers at start/end of upcast/downcast).</text:p>
                </text:list-item>
                <text:list-item>
                  <text:p text:style-name="P12">Use function to validate a single profile.</text:p>
                </text:list-item>
              </text:list>
            </text:list-item>
            <text:list-item>
              <text:p text:style-name="P12">Change sensor lag related code:</text:p>
              <text:list>
                <text:list-item>
                  <text:p text:style-name="P12">Do the parameter estimation and the correction in the same cell (loop over sensor) according to new option specification.</text:p>
                </text:list-item>
                <text:list-item>
                  <text:p text:style-name="P12">?? Correct full serie instead of individual profiles.</text:p>
                </text:list-item>
              </text:list>
            </text:list-item>
            <text:list-item>
              <text:p text:style-name="P12">Change thermal lag related code.</text:p>
              <text:list>
                <text:list-item>
                  <text:p text:style-name="P12">Do the parameter estimation and correction on the same cell (loop over sets of correction parameters).</text:p>
                </text:list-item>
                <text:list-item>
                  <text:p text:style-name="P12">?? Correct full serie instead of individual profiles.</text:p>
                </text:list-item>
                <text:list-item>
                  <text:p text:style-name="P12">Adapt code for new option specification.</text:p>
                </text:list-item>
              </text:list>
            </text:list-item>
            <text:list-item>
              <text:p text:style-name="P12"><text:soft-page-break/>Move quality control code to its own function and call it from main script.</text:p>
            </text:list-item>
            <text:list-item>
              <text:p text:style-name="P12">?? Store water current information as any other timeserie.</text:p>
            </text:list-item>
            <text:list-item>
              <text:p text:style-name="P12">?? Index transects (traversal from one waypoint to an other) as did it for the profiles.</text:p>
            </text:list-item>
          </text:list>
        </text:list-item>
        <text:list-item>
          <text:p text:style-name="P12">FillScienceTime:</text:p>
          <text:list>
            <text:list-item>
              <text:p text:style-name="P12">?? Switch from interpolate over index (regular sampling assumption) to interpolate over navigation time.</text:p>
              <text:p text:style-name="P12">@MIGUEL: Are there scientific data records without scientific time?</text:p>
              <text:p text:style-name="P12">@MIGUEL: Are there navigation data records without navigation time?</text:p>
            </text:list-item>
          </text:list>
        </text:list-item>
        <text:list-item>
          <text:p text:style-name="P12">FindVariableTimeConstant:</text:p>
          <text:list>
            <text:list-item>
              <text:p text:style-name="P12">?? Move code to main processing function.</text:p>
            </text:list-item>
            <text:list-item>
              <text:p text:style-name="P12">Split structured time serie input into time, depth, direction and variable 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imeConstant:</text:p>
          <text:list>
            <text:list-item>
              <text:p text:style-name="P12">Split profile struct input arguments into time, depth and variable sequences.</text:p>
            </text:list-item>
            <text:list-item>
              <text:p text:style-name="P12">Move nested function to sub-function.</text:p>
            </text:list-item>
          </text:list>
        </text:list-item>
        <text:list-item>
          <text:p text:style-name="P12">CorrectTimeResponse:</text:p>
          <text:list>
            <text:list-item>
              <text:p text:style-name="P12">Simplify it using gradient or find already shipped function doing the same.</text:p>
            </text:list-item>
          </text:list>
        </text:list-item>
        <text:list-item>
          <text:p text:style-name="P12">FindGliderParams:</text:p>
          <text:list>
            <text:list-item>
              <text:p text:style-name="P12">?? Move code to main processing function.</text:p>
            </text:list-item>
            <text:list-item>
              <text:p text:style-name="P12">Split structured time serie input into time, depth, direction, temperature and conductivity <text:s/>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hermalLagParams:</text:p>
          <text:list>
            <text:list-item>
              <text:p text:style-name="P12">Split structured time serie input into time, depth, direction, temperature and conductivity sequences.</text:p>
            </text:list-item>
            <text:list-item>
              <text:p text:style-name="P12">Move nested function to sub-function.</text:p>
            </text:list-item>
          </text:list>
        </text:list-item>
        <text:list-item>
          <text:p text:style-name="P12">CorrectThermalLag:</text:p>
          <text:list>
            <text:list-item>
              <text:p text:style-name="P12">Split input profile structure into several arguments (time, depth, temperature, conductivity, pitch).</text:p>
            </text:list-item>
            <text:list-item>
              <text:p text:style-name="P12">?? Make pitch input mandatory or default it to 90º (perfectly vertical profile).</text:p>
            </text:list-item>
            <text:list-item>
              <text:p text:style-name="P12">Make correction parameters argument mandatory.</text:p>
              <text:list>
                <text:list-item>
                  <text:p text:style-name="P12"><text:soft-page-break/>Move default ones out to its own function.</text:p>
                </text:list-item>
              </text:list>
            </text:list-item>
            <text:list-item>
              <text:p text:style-name="P12">Split output profile into temperature in cell and conductivity out of cell sequences.</text:p>
            </text:list-item>
          </text:list>
        </text:list-item>
        <text:list-item>
          <text:p text:style-name="P12">BuildPolygon:</text:p>
          <text:list>
            <text:list-item>
              <text:p text:style-name="P12">Recode section computing area to avoid loop.</text:p>
            </text:list-item>
          </text:list>
        </text:list-item>
        <text:list-item>
          <text:p text:style-name="P12">GridGliderData:</text:p>
          <text:list>
            <text:list-item>
              <text:p text:style-name="P12">Pass grid variable selection as argument.</text:p>
            </text:list-item>
          </text:list>
        </text:list-item>
        <text:list-item>
          <text:p text:style-name="P12">Main script</text:p>
          <text:list>
            <text:list-item>
              <text:p text:style-name="P12">Split clearlier the stages: deployment listing, binary file downloading, binary file conversion, data processing and data output.</text:p>
            </text:list-item>
            <text:list-item>
              <text:p text:style-name="P12">Use private product data paths configured in configuration section.</text:p>
            </text:list-item>
            <text:list-item>
              <text:p text:style-name="P12">Convert only newly dowloaded files.</text:p>
            </text:list-item>
            <text:list-item>
              <text:p text:style-name="P12">Remove unused variable missionId.</text:p>
            </text:list-item>
            <text:list-item>
              <text:p text:style-name="P12">Use public products struct for public access to NetCDF and figures. It may contain the following fields:</text:p>
              <text:list>
                <text:list-item>
                  <text:p text:style-name="P12">NetCDF L0, L1 and L2 product public path (for THREDDS).</text:p>
                  <text:p text:style-name="P12">If the field is present the corresponding product is copied to given path.</text:p>
                </text:list-item>
                <text:list-item>
                  <text:p text:style-name="P12">Figures public path url for images and json:</text:p>
                  <text:p text:style-name="P12">If the field is present images are copied (linked?) to given path and a json file describing the figures is generated with the given name.</text:p>
                </text:list-item>
              </text:list>
            </text:list-item>
            <text:list-item>
              <text:p text:style-name="P12">Copy/link output products at the end of whole processing chain if needed (based on output products struct).</text:p>
            </text:list-item>
            <text:list-item>
              <text:p text:style-name="P12">Split sensor lag correction option into separated flags for each sensor. Each sensor has two option fields</text:p>
              <text:list>
                <text:list-item>
                  <text:p text:style-name="P12">enabling correction: true or false</text:p>
                </text:list-item>
                <text:list-item>
                  <text:p text:style-name="P12">correction parameters: struct with one field:</text:p>
                  <text:list>
                    <text:list-item>
                      <text:p text:style-name="P12">time constant (empty for estimation).</text:p>
                    </text:list-item>
                  </text:list>
                </text:list-item>
              </text:list>
            </text:list-item>
            <text:list-item>
              <text:p text:style-name="P12">Change thermal lag correction option specification. There are two option fields:</text:p>
              <text:list>
                <text:list-item>
                  <text:p text:style-name="P12">enabling correction: true or false.</text:p>
                </text:list-item>
                <text:list-item>
                  <text:p text:style-name="P12">correction parameters: struct array with fields:</text:p>
                  <text:list>
                    <text:list-item>
                      <text:p text:style-name="P12">temperature serie to be used.</text:p>
                    </text:list-item>
                    <text:list-item>
                      <text:p text:style-name="P12">conductivity serie to be used.</text:p>
                    </text:list-item>
                    <text:list-item>
                      <text:p text:style-name="P12">constants ([a_o a_s t_o t_s], empty for estimation).</text:p>
                    </text:list-item>
                  </text:list>
                </text:list-item>
              </text:list>
            </text:list-item>
            <text:list-item>
              <text:p text:style-name="P12">Call new function performing quality control.</text:p>
            </text:list-item>
            <text:list-item>
              <text:p text:style-name="P12">Add grid variable options to configuration section.</text:p>
              <text:list>
                <text:list-item>
                  <text:p text:style-name="P12">variables to be gridded.</text:p>
                </text:list-item>
                <text:list-item>
                  <text:p text:style-name="P12"><text:soft-page-break/>depth resolution.</text:p>
                </text:list-item>
              </text:list>
            </text:list-item>
            <text:list-item>
              <text:p text:style-name="P12">Remove unused xmlImgsList variable.</text:p>
            </text:list-item>
          </text:list>
        </text:list-item>
      </text:list>
      <text:h text:style-name="Heading_20_2" text:outline-level="2">Open questions</text:h>
      <text:list xml:id="list783563467" text:style-name="L8">
        <text:list-item>
          <text:p text:style-name="P13">Should file system layout and processing chain design be oriented towards a scheme based on</text:p>
          <text:list>
            <text:list-item>
              <text:p text:style-name="P13">glider &gt; deployment</text:p>
            </text:list-item>
            <text:list-item>
              <text:p text:style-name="P13">glider &gt; deployment &gt; mission</text:p>
            </text:list-item>
          </text:list>
        </text:list-item>
        <text:list-item>
          <text:p text:style-name="P13">Why ctd pressure is converted from bars to decibars?</text:p>
          <text:p text:style-name="P13">Probably because standard deriving functions from seawater toolbox (implementing UNESCO algorithms) want it this way.</text:p>
        </text:list-item>
        <text:list-item>
          <text:p text:style-name="P13">Is it better to compute the corrected salinity inside the sensor cell or outside the sensor cell?</text:p>
          <text:p text:style-name="P13">Now is computed inside the cell.</text:p>
          <text:p text:style-name="P13">Is the pressure sensor inside or outside the sensor cell, or is it not directly related?</text:p>
        </text:list-item>
        <text:list-item>
          <text:p text:style-name="P13">What is the output of oxygen concentration from the sci_oxy3835_oxygen sensor?</text:p>
          <text:p text:style-name="P13">Masterdata says nodim (ugh!).</text:p>
          <text:p text:style-name="P13">Aandera data sheet says uMol (micromolar, micromoles of oxygen per liter of solution).</text:p>
          <text:p text:style-name="P13"><text:a xlink:type="simple" xlink:href="http://www.aadi.no/Aanderaa/Document%20Library/1/Data%20Sheets/Oxygen%20Optode%203835-4130-4175.pdf">http://www.aadi.no/Aanderaa/Document%20Library/1/Data%20Sheets/Oxygen%20Optode%203835-4130-4175.pdf</text:a></text:p>
        </text:list-item>
        <text:list-item>
          <text:p text:style-name="P13">Who is supposed to fill the geospatial deployment fields in the data base?</text:p>
        </text:list-item>
        <text:list-item>
          <text:p text:style-name="P13">Location coordinates for each profile in gridded data product are obtained by a crude central estimate (mean or median). Would it be better to use interpolation over scattered data at selected time-space locations to produce the vertical instantaneous profiles?</text:p>
        </text:list-item>
        <text:list-item>
          <text:p text:style-name="P13">@MIGUEL: Does the glider team has user and password for the Webb Research Company web site? Glider manual says that the glider software web site is (it does not work):</text:p>
          <text:p text:style-name="P13"><text:a xlink:type="simple" xlink:href="http://www.glider-doco.webbresearch.com/">http://www.glider-doco.webbresearch.com</text:a></text:p>
          <text:p text:style-name="P13">May be we should try:</text:p>
          <text:p text:style-name="P13"><text:a xlink:type="simple" xlink:href="http://glider.webbresearch.com/">http://glider.webbresearch.com</text:a></text:p>
          <text:p text:style-name="P13">or</text:p>
          <text:p text:style-name="P13"><text:a xlink:type="simple" xlink:href="http://dmz.webbresearch.com/">http://dmz.webbresearch.com</text:a></text:p>
        </text:list-item>
        <text:list-item>
          <text:p text:style-name="P13"/>
        </text:list-item>
      </text:list>
      <text:h text:style-name="P17" text:outline-level="2">File system layout</text:h>
      <text:p text:style-name="Text_20_body">Future proposal:</text:p>
      <text:list xml:id="list1532354924" text:style-name="L9">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nrt<text:span text:style-name="T2"> or </text:span>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14"><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14"><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2033272520" text:continue-numbering="true" text:style-name="L9">
          <text:list-item>
            <text:list>
              <text:list-item>
                <text:list>
                  <text:list-item>
                    <text:list>
                      <text:list-header>
                        <text:p text:style-name="P10">For slocum:</text:p>
                        <text:list>
                          <text:list-item>
                            <text:p text:style-name="P10">nav</text:p>
                          </text:list-item>
                          <text:list-item>
                            <text:p text:style-name="P10">sci </text:p>
                          </text:list-item>
                          <text:list-item>
                            <text:p text:style-name="P10">calibration</text:p>
                          </text:list-item>
                          <text:list-item>
                            <text:p text:style-name="P10">dockserver_01</text:p>
                          </text:list-item>
                          <text:list-item>
                            <text:p text:style-name="P10">dockserver_02</text:p>
                          </text:list-item>
                        </text:list>
                        <text:p text:style-name="P10">For seaglider:</text:p>
                        <text:list text:continue-numbering="true">
                          <text:list-item>
                            <text:p text:style-name="P10">data</text:p>
                          </text:list-item>
                          <text:list-item>
                            <text:p text:style-name="P10">cfcard</text:p>
                          </text:list-item>
                          <text:list-item>
                            <text:p text:style-name="P10">calibration</text:p>
                          </text:list-item>
                          <text:list-item>
                            <text:p text:style-name="P10">basestation_01</text:p>
                          </text:list-item>
                          <text:list-item>
                            <text:p text:style-name="P10">basestation_02</text:p>
                          </text:list-item>
                        </text:list>
                      </text:list-header>
                    </text:list>
                  </text:list-item>
                </text:list>
              </text:list-item>
            </text:list>
          </text:list-item>
        </text:list>
      </text:section>
      <text:list xml:id="list1610257664" text:continue-numbering="true" text:style-name="L9">
        <text:list-item>
          <text:list>
            <text:list-item>
              <text:p text:style-name="P10"/>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050006142" text:style-name="L10">
        <text:list-item>
          <text:p text:style-name="P15">deployment</text:p>
          <text:list>
            <text:list-item>
              <text:p text:style-name="P15">mission 0</text:p>
              <text:list>
                <text:list-item>
                  <text:p text:style-name="P15">transect 0 (from waypoint 0 to waypoint 1)</text:p>
                  <text:list>
                    <text:list-item>
                      <text:p text:style-name="P15">mission segment 0</text:p>
                      <text:list>
                        <text:list-item>
                          <text:p text:style-name="P15">segment yo 0</text:p>
                          <text:list>
                            <text:list-item>
                              <text:p text:style-name="P15">downcast</text:p>
                            </text:list-item>
                            <text:list-item>
                              <text:p text:style-name="P15">upcast</text:p>
                            </text:list-item>
                          </text:list>
                        </text:list-item>
                        <text:list-item>
                          <text:p text:style-name="P15">segment yo 1</text:p>
                        </text:list-item>
                        <text:list-item>
                          <text:p text:style-name="P15">...</text:p>
                        </text:list-item>
                      </text:list>
                    </text:list-item>
                    <text:list-item>
                      <text:p text:style-name="P15">mission segment 1</text:p>
                    </text:list-item>
                    <text:list-item>
                      <text:p text:style-name="P15">...</text:p>
                    </text:list-item>
                  </text:list>
                </text:list-item>
                <text:list-item>
                  <text:p text:style-name="P15">transect 1 (from waypoint 1 to waypoint 2)</text:p>
                  <text:list>
                    <text:list-item>
                      <text:p text:style-name="P15">mission segment 2</text:p>
                    </text:list-item>
                    <text:list-item>
                      <text:p text:style-name="P15">…</text:p>
                    </text:list-item>
                  </text:list>
                </text:list-item>
                <text:list-item>
                  <text:p text:style-name="P15">...</text:p>
                </text:list-item>
              </text:list>
            </text:list-item>
            <text:list-item>
              <text:p text:style-name="P15">mission 1</text:p>
              <text:list>
                <text:list-item>
                  <text:p text:style-name="P15">transect 0</text:p>
                  <text:list>
                    <text:list-item>
                      <text:p text:style-name="P15">mission segment 0</text:p>
                    </text:list-item>
                    <text:list-item>
                      <text:p text:style-name="P15">mission segment 1</text:p>
                    </text:list-item>
                    <text:list-item>
                      <text:p text:style-name="P15">...</text:p>
                    </text:list-item>
                  </text:list>
                </text:list-item>
                <text:list-item>
                  <text:p text:style-name="P15">transect 1</text:p>
                  <text:list>
                    <text:list-item>
                      <text:p text:style-name="P15">mission segment 2</text:p>
                    </text:list-item>
                    <text:list-item>
                      <text:p text:style-name="P15">…</text:p>
                    </text:list-item>
                  </text:list>
                </text:list-item>
                <text:list-item>
                  <text:p text:style-name="P15">…</text:p>
                </text:list-item>
              </text:list>
            </text:list-item>
            <text:list-item>
              <text:p text:style-name="P15">...</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KAMAOB+TimesNewRoman" svg:font-family="KAMAOB+TimesNew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09-25T14:00:12</dc:date>
    <dc:creator>Joan Beltran</dc:creator>
    <meta:editing-duration>P51DT1H8M59S</meta:editing-duration>
    <meta:editing-cycles>60</meta:editing-cycles>
    <meta:generator>LibreOffice/3.3$Unix LibreOffice_project/330m19$Build-401</meta:generator>
    <meta:printed-by>Joan Beltran</meta:printed-by>
    <meta:print-date>2012-07-24T10:23:12</meta:print-date>
    <meta:document-statistic meta:table-count="0" meta:image-count="0" meta:object-count="0" meta:page-count="16" meta:paragraph-count="443" meta:word-count="4283" meta:character-count="27779"/>
  </office:meta>
</office:document-meta>
</file>